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1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0.99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0.9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8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0.959cm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0.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0.9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8cm"/>
    </style:style>
    <style:style style:name="gr25" style:family="graphic" style:parent-style-name="standard">
      <style:graphic-properties draw:textarea-horizontal-align="justify" draw:textarea-vertical-align="middle" draw:auto-grow-height="false" fo:min-height="0.15cm" fo:min-width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2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4cm"/>
    </style:style>
    <style:style style:name="gr28" style:family="graphic" style:parent-style-name="standard">
      <style:graphic-properties draw:textarea-horizontal-align="justify" draw:textarea-vertical-align="middle" draw:auto-grow-height="false" fo:min-height="0.615cm" fo:min-width="0.413cm"/>
    </style:style>
    <style:style style:name="gr29" style:family="graphic" style:parent-style-name="standard">
      <style:graphic-properties draw:textarea-horizontal-align="justify" draw:textarea-vertical-align="middle" draw:auto-grow-height="false" fo:min-height="0.158cm" fo:min-width="0.146cm"/>
    </style:style>
    <style:style style:name="gr30" style:family="graphic" style:parent-style-name="standard">
      <style:graphic-properties draw:textarea-horizontal-align="justify" draw:textarea-vertical-align="middle" draw:auto-grow-height="false" fo:min-height="0.614cm" fo:min-width="0.413cm"/>
    </style:style>
    <style:style style:name="gr31" style:family="graphic" style:parent-style-name="standard">
      <style:graphic-properties draw:textarea-horizontal-align="justify" draw:textarea-vertical-align="middle" draw:auto-grow-height="false" fo:min-height="0.157cm" fo:min-width="0.1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.4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418cm"/>
    </style:style>
    <style:style style:name="gr36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1.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5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7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2cm"/>
    </style:style>
    <style:style style:name="gr41" style:family="graphic" style:parent-style-name="standard">
      <style:graphic-properties draw:textarea-horizontal-align="justify" draw:textarea-vertical-align="middle" draw:auto-grow-height="false" fo:min-height="0.971cm" fo:min-width="0.867cm"/>
    </style:style>
    <style:style style:name="gr42" style:family="graphic" style:parent-style-name="standard">
      <style:graphic-properties draw:textarea-horizontal-align="justify" draw:textarea-vertical-align="middle" draw:auto-grow-height="false" fo:min-height="0.972cm" fo:min-width="0.864cm"/>
    </style:style>
    <style:style style:name="gr43" style:family="graphic" style:parent-style-name="standard">
      <style:graphic-properties draw:textarea-horizontal-align="justify" draw:textarea-vertical-align="middle" draw:auto-grow-height="false" fo:min-height="0.972cm" fo:min-width="0.867cm"/>
    </style:style>
    <style:style style:name="gr44" style:family="graphic" style:parent-style-name="standard">
      <style:graphic-properties draw:textarea-horizontal-align="justify" draw:textarea-vertical-align="middle" draw:auto-grow-height="false" fo:min-height="0.95cm" fo:min-width="0.877cm"/>
    </style:style>
    <style:style style:name="gr45" style:family="graphic" style:parent-style-name="standard">
      <style:graphic-properties draw:textarea-horizontal-align="justify" draw:textarea-vertical-align="middle" draw:auto-grow-height="false" fo:min-height="0.95cm" fo:min-width="0.814cm"/>
    </style:style>
    <style:style style:name="gr46" style:family="graphic" style:parent-style-name="standard">
      <style:graphic-properties draw:textarea-horizontal-align="justify" draw:textarea-vertical-align="middle" draw:auto-grow-height="false" fo:min-height="0.95cm" fo:min-width="0.8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7.6cm" svg:height="1.162cm" svg:x="3.601cm" svg:y="26.692cm">
          <draw:text-box>
            <text:p><text:span text:style-name="T1">R</text:span><text:span text:style-name="T1">o</text:span><text:span text:style-name="T1">t</text:span><text:span text:style-name="T1">a</text:span><text:span text:style-name="T1">ç</text:span><text:span text:style-name="T1">ã</text:span><text:span text:style-name="T1">o</text:span><text:span text:style-name="T1"> </text:span><text:span text:style-name="T1">d</text:span><text:span text:style-name="T1">u</text:span><text:span text:style-name="T1">p</text:span><text:span text:style-name="T1">l</text:span><text:span text:style-name="T1">a </text:span><text:span text:style-name="T1">a </text:span><text:span text:style-name="T1">d</text:span><text:span text:style-name="T1">i</text:span><text:span text:style-name="T1">r</text:span><text:span text:style-name="T1">e</text:span><text:span text:style-name="T1">i</text:span><text:span text:style-name="T1">t</text:span><text:span text:style-name="T1">a</text:span></text:p>
          </draw:text-box>
        </draw:frame>
        <draw:custom-shape draw:style-name="gr2" draw:text-style-name="P2" draw:layer="layout" svg:width="1.3cm" svg:height="1.2cm" svg:x="5.801cm" svg:y="28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7.201cm" svg:y="35.3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2.701cm" svg:y="33.2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3.701cm" svg:y="31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7.601cm" svg:y="30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.901cm" svg:y1="29.854cm" svg:x2="4.801cm" svg:y2="31.254cm">
          <text:p/>
        </draw:line>
        <draw:line draw:style-name="gr4" draw:text-style-name="P3" draw:layer="layout" svg:x1="6.901cm" svg:y1="29.854cm" svg:x2="8.201cm" svg:y2="30.954cm">
          <text:p/>
        </draw:line>
        <draw:line draw:style-name="gr4" draw:text-style-name="P3" draw:layer="layout" svg:x1="3.901cm" svg:y1="32.054cm" svg:x2="3.301cm" svg:y2="33.354cm">
          <text:p/>
        </draw:line>
        <draw:line draw:style-name="gr4" draw:text-style-name="P3" draw:layer="layout" svg:x1="4.801cm" svg:y1="32.054cm" svg:x2="5.701cm" svg:y2="33.154cm">
          <text:p/>
        </draw:line>
        <draw:frame draw:style-name="gr5" draw:text-style-name="P4" draw:layer="layout" svg:width="0.942cm" svg:height="0.806cm" svg:x="7.359cm" svg:y="28.754cm">
          <draw:text-box>
            <text:p><text:span text:style-name="T2">-</text:span><text:span text:style-name="T2">2</text:span></text:p>
          </draw:text-box>
        </draw:frame>
        <draw:frame draw:style-name="gr6" draw:text-style-name="P4" draw:layer="layout" svg:width="0.777cm" svg:height="0.806cm" svg:x="8.824cm" svg:y="30.754cm">
          <draw:text-box>
            <text:p><text:span text:style-name="T2">h</text:span></text:p>
          </draw:text-box>
        </draw:frame>
        <draw:frame draw:style-name="gr7" draw:text-style-name="P4" draw:layer="layout" svg:width="0.777cm" svg:height="0.9cm" svg:x="8.324cm" svg:y="35.054cm">
          <draw:text-box>
            <text:p><text:span text:style-name="T2">h</text:span></text:p>
          </draw:text-box>
        </draw:frame>
        <draw:frame draw:style-name="gr8" draw:text-style-name="P4" draw:layer="layout" svg:width="1.34cm" svg:height="0.906cm" svg:x="3.701cm" svg:y="33.348cm">
          <draw:text-box>
            <text:p><text:span text:style-name="T2">h</text:span></text:p>
          </draw:text-box>
        </draw:frame>
        <draw:frame draw:style-name="gr9" draw:text-style-name="P5" draw:layer="layout" svg:width="0.925cm" svg:height="0.962cm" svg:x="6.001cm" svg:y="28.954cm">
          <draw:text-box>
            <text:p>A</text:p>
          </draw:text-box>
        </draw:frame>
        <draw:frame draw:style-name="gr9" draw:text-style-name="P5" draw:layer="layout" svg:width="0.925cm" svg:height="0.962cm" svg:x="3.901cm" svg:y="31.154cm">
          <draw:text-box>
            <text:p>B</text:p>
          </draw:text-box>
        </draw:frame>
        <draw:frame draw:style-name="gr5" draw:text-style-name="P4" draw:layer="layout" svg:width="0.942cm" svg:height="0.806cm" svg:x="3.159cm" svg:y="30.554cm">
          <draw:text-box>
            <text:p><text:span text:style-name="T2">1</text:span></text:p>
          </draw:text-box>
        </draw:frame>
        <draw:custom-shape draw:style-name="gr2" draw:text-style-name="P2" draw:layer="layout" svg:width="1.3cm" svg:height="1.2cm" svg:x="5.701cm" svg:y="3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2cm" svg:x="5.856cm" svg:y="33.027cm">
          <draw:text-box>
            <text:p>C</text:p>
          </draw:text-box>
        </draw:frame>
        <draw:line draw:style-name="gr4" draw:text-style-name="P3" draw:layer="layout" svg:x1="6.801cm" svg:y1="33.954cm" svg:x2="7.801cm" svg:y2="35.354cm">
          <text:p/>
        </draw:line>
        <draw:custom-shape draw:style-name="gr3" draw:text-style-name="P2" draw:layer="layout" svg:width="1.3cm" svg:height="1.2cm" svg:x="4.801cm" svg:y="35.3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.901cm" svg:y1="34.054cm" svg:x2="5.501cm" svg:y2="35.454cm">
          <text:p/>
        </draw:line>
        <draw:frame draw:style-name="gr7" draw:text-style-name="P4" draw:layer="layout" svg:width="0.777cm" svg:height="0.9cm" svg:x="5.824cm" svg:y="34.854cm">
          <draw:text-box>
            <text:p><text:span text:style-name="T2">h</text:span></text:p>
          </draw:text-box>
        </draw:frame>
        <draw:frame draw:style-name="gr5" draw:text-style-name="P4" draw:layer="layout" svg:width="0.942cm" svg:height="0.806cm" svg:x="6.801cm" svg:y="32.448cm">
          <draw:text-box>
            <text:p><text:span text:style-name="T2">0</text:span></text:p>
          </draw:text-box>
        </draw:frame>
        <draw:custom-shape draw:style-name="gr2" draw:text-style-name="P2" draw:layer="layout" svg:width="1.3cm" svg:height="1.2cm" svg:x="23.101cm" svg:y="28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24.501cm" svg:y="35.1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20.001cm" svg:y="33.0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21.001cm" svg:y="3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24.901cm" svg:y="30.7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3.201cm" svg:y1="29.654cm" svg:x2="23.801cm" svg:y2="32.854cm">
          <text:p/>
        </draw:line>
        <draw:line draw:style-name="gr4" draw:text-style-name="P3" draw:layer="layout" svg:x1="24.201cm" svg:y1="29.654cm" svg:x2="25.501cm" svg:y2="30.754cm">
          <text:p/>
        </draw:line>
        <draw:line draw:style-name="gr4" draw:text-style-name="P3" draw:layer="layout" svg:x1="21.201cm" svg:y1="31.854cm" svg:x2="20.601cm" svg:y2="33.154cm">
          <text:p/>
        </draw:line>
        <draw:line draw:style-name="gr4" draw:text-style-name="P3" draw:layer="layout" svg:x1="22.101cm" svg:y1="31.854cm" svg:x2="22.701cm" svg:y2="35.054cm">
          <text:p/>
        </draw:line>
        <draw:frame draw:style-name="gr6" draw:text-style-name="P4" draw:layer="layout" svg:width="0.777cm" svg:height="0.806cm" svg:x="26.124cm" svg:y="30.554cm">
          <draw:text-box>
            <text:p><text:span text:style-name="T2">h</text:span></text:p>
          </draw:text-box>
        </draw:frame>
        <draw:frame draw:style-name="gr7" draw:text-style-name="P4" draw:layer="layout" svg:width="0.777cm" svg:height="0.9cm" svg:x="25.624cm" svg:y="34.854cm">
          <draw:text-box>
            <text:p><text:span text:style-name="T2">h</text:span></text:p>
          </draw:text-box>
        </draw:frame>
        <draw:frame draw:style-name="gr8" draw:text-style-name="P4" draw:layer="layout" svg:width="1.34cm" svg:height="0.906cm" svg:x="21.001cm" svg:y="33.148cm">
          <draw:text-box>
            <text:p><text:span text:style-name="T2">h</text:span></text:p>
          </draw:text-box>
        </draw:frame>
        <draw:frame draw:style-name="gr9" draw:text-style-name="P5" draw:layer="layout" svg:width="0.925cm" svg:height="0.962cm" svg:x="23.301cm" svg:y="28.754cm">
          <draw:text-box>
            <text:p>A</text:p>
          </draw:text-box>
        </draw:frame>
        <draw:frame draw:style-name="gr9" draw:text-style-name="P5" draw:layer="layout" svg:width="0.925cm" svg:height="0.962cm" svg:x="21.201cm" svg:y="30.954cm">
          <draw:text-box>
            <text:p>B</text:p>
          </draw:text-box>
        </draw:frame>
        <draw:custom-shape draw:style-name="gr2" draw:text-style-name="P2" draw:layer="layout" svg:width="1.3cm" svg:height="1.2cm" svg:x="23.001cm" svg:y="32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2cm" svg:x="23.156cm" svg:y="32.827cm">
          <draw:text-box>
            <text:p>C</text:p>
          </draw:text-box>
        </draw:frame>
        <draw:line draw:style-name="gr4" draw:text-style-name="P3" draw:layer="layout" svg:x1="24.101cm" svg:y1="33.754cm" svg:x2="25.101cm" svg:y2="35.154cm">
          <text:p/>
        </draw:line>
        <draw:custom-shape draw:style-name="gr3" draw:text-style-name="P2" draw:layer="layout" svg:width="1.3cm" svg:height="1.2cm" svg:x="22.101cm" svg:y="35.1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3.101cm" svg:y1="32.854cm" svg:x2="22.301cm" svg:y2="31.754cm">
          <text:p/>
        </draw:line>
        <draw:frame draw:style-name="gr7" draw:text-style-name="P4" draw:layer="layout" svg:width="0.777cm" svg:height="0.9cm" svg:x="23.124cm" svg:y="34.654cm">
          <draw:text-box>
            <text:p><text:span text:style-name="T2">h</text:span></text:p>
          </draw:text-box>
        </draw:frame>
        <draw:custom-shape draw:style-name="gr2" draw:text-style-name="P2" draw:layer="layout" svg:width="1.3cm" svg:height="1.2cm" svg:x="32.801cm" svg:y="2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30.701cm" svg:y="35.0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32.101cm" svg:y="32.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30.701cm" svg:y="3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34.601cm" svg:y="30.4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32.901cm" svg:y1="29.354cm" svg:x2="31.801cm" svg:y2="30.754cm">
          <text:p/>
        </draw:line>
        <draw:line draw:style-name="gr4" draw:text-style-name="P3" draw:layer="layout" svg:x1="33.901cm" svg:y1="29.354cm" svg:x2="35.201cm" svg:y2="30.454cm">
          <text:p/>
        </draw:line>
        <draw:line draw:style-name="gr4" draw:text-style-name="P3" draw:layer="layout" svg:x1="30.901cm" svg:y1="31.554cm" svg:x2="30.301cm" svg:y2="32.854cm">
          <text:p/>
        </draw:line>
        <draw:line draw:style-name="gr4" draw:text-style-name="P3" draw:layer="layout" svg:x1="31.801cm" svg:y1="31.554cm" svg:x2="32.701cm" svg:y2="32.654cm">
          <text:p/>
        </draw:line>
        <draw:frame draw:style-name="gr6" draw:text-style-name="P4" draw:layer="layout" svg:width="0.777cm" svg:height="0.806cm" svg:x="35.824cm" svg:y="30.254cm">
          <draw:text-box>
            <text:p><text:span text:style-name="T2">h</text:span></text:p>
          </draw:text-box>
        </draw:frame>
        <draw:frame draw:style-name="gr7" draw:text-style-name="P4" draw:layer="layout" svg:width="0.777cm" svg:height="0.9cm" svg:x="31.401cm" svg:y="34.654cm">
          <draw:text-box>
            <text:p><text:span text:style-name="T2">h</text:span></text:p>
          </draw:text-box>
        </draw:frame>
        <draw:frame draw:style-name="gr11" draw:text-style-name="P4" draw:layer="layout" svg:width="1.34cm" svg:height="0.806cm" svg:x="33.061cm" svg:y="32.654cm">
          <draw:text-box>
            <text:p><text:span text:style-name="T2">h</text:span></text:p>
          </draw:text-box>
        </draw:frame>
        <draw:frame draw:style-name="gr9" draw:text-style-name="P5" draw:layer="layout" svg:width="0.925cm" svg:height="0.962cm" svg:x="33.001cm" svg:y="28.454cm">
          <draw:text-box>
            <text:p>A</text:p>
          </draw:text-box>
        </draw:frame>
        <draw:custom-shape draw:style-name="gr12" draw:text-style-name="P2" draw:layer="layout" svg:width="1.3cm" svg:height="1.2cm" svg:x="29.101cm" svg:y="32.65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2cm" svg:x="30.901cm" svg:y="30.654cm">
          <draw:text-box>
            <text:p>C</text:p>
          </draw:text-box>
        </draw:frame>
        <draw:line draw:style-name="gr4" draw:text-style-name="P3" draw:layer="layout" svg:x1="30.301cm" svg:y1="33.654cm" svg:x2="31.301cm" svg:y2="35.054cm">
          <text:p/>
        </draw:line>
        <draw:custom-shape draw:style-name="gr3" draw:text-style-name="P2" draw:layer="layout" svg:width="1.3cm" svg:height="1.2cm" svg:x="28.301cm" svg:y="35.0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9.401cm" svg:y1="33.754cm" svg:x2="29.001cm" svg:y2="35.154cm">
          <text:p/>
        </draw:line>
        <draw:frame draw:style-name="gr7" draw:text-style-name="P4" draw:layer="layout" svg:width="0.777cm" svg:height="0.9cm" svg:x="29.324cm" svg:y="34.554cm">
          <draw:text-box>
            <text:p><text:span text:style-name="T2">h</text:span></text:p>
          </draw:text-box>
        </draw:frame>
        <draw:custom-shape draw:style-name="gr2" draw:text-style-name="P2" draw:layer="layout" svg:width="1.3cm" svg:height="1.2cm" svg:x="52.701cm" svg:y="28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50.601cm" svg:y="34.8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52.001cm" svg:y="32.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50.601cm" svg:y="3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54.501cm" svg:y="30.2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2.801cm" svg:y1="29.154cm" svg:x2="52.701cm" svg:y2="32.554cm">
          <text:p/>
        </draw:line>
        <draw:line draw:style-name="gr4" draw:text-style-name="P3" draw:layer="layout" svg:x1="53.801cm" svg:y1="29.154cm" svg:x2="55.101cm" svg:y2="30.254cm">
          <text:p/>
        </draw:line>
        <draw:line draw:style-name="gr4" draw:text-style-name="P3" draw:layer="layout" svg:x1="50.801cm" svg:y1="31.354cm" svg:x2="50.201cm" svg:y2="32.654cm">
          <text:p/>
        </draw:line>
        <draw:line draw:style-name="gr4" draw:text-style-name="P3" draw:layer="layout" svg:x1="51.701cm" svg:y1="30.354cm" svg:x2="52.701cm" svg:y2="29.054cm">
          <text:p/>
        </draw:line>
        <draw:frame draw:style-name="gr6" draw:text-style-name="P4" draw:layer="layout" svg:width="0.777cm" svg:height="0.806cm" svg:x="55.724cm" svg:y="30.054cm">
          <draw:text-box>
            <text:p><text:span text:style-name="T2">h</text:span></text:p>
          </draw:text-box>
        </draw:frame>
        <draw:frame draw:style-name="gr7" draw:text-style-name="P4" draw:layer="layout" svg:width="0.777cm" svg:height="0.9cm" svg:x="51.301cm" svg:y="34.454cm">
          <draw:text-box>
            <text:p><text:span text:style-name="T2">h</text:span></text:p>
          </draw:text-box>
        </draw:frame>
        <draw:frame draw:style-name="gr11" draw:text-style-name="P4" draw:layer="layout" svg:width="1.34cm" svg:height="0.806cm" svg:x="52.961cm" svg:y="32.454cm">
          <draw:text-box>
            <text:p><text:span text:style-name="T2">h</text:span></text:p>
          </draw:text-box>
        </draw:frame>
        <draw:frame draw:style-name="gr9" draw:text-style-name="P5" draw:layer="layout" svg:width="0.925cm" svg:height="0.962cm" svg:x="52.901cm" svg:y="28.254cm">
          <draw:text-box>
            <text:p>A</text:p>
          </draw:text-box>
        </draw:frame>
        <draw:custom-shape draw:style-name="gr12" draw:text-style-name="P2" draw:layer="layout" svg:width="1.3cm" svg:height="1.2cm" svg:x="49.001cm" svg:y="32.45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2cm" svg:x="50.801cm" svg:y="30.454cm">
          <draw:text-box>
            <text:p>C</text:p>
          </draw:text-box>
        </draw:frame>
        <draw:line draw:style-name="gr4" draw:text-style-name="P3" draw:layer="layout" svg:x1="50.201cm" svg:y1="33.454cm" svg:x2="51.201cm" svg:y2="34.854cm">
          <text:p/>
        </draw:line>
        <draw:custom-shape draw:style-name="gr3" draw:text-style-name="P2" draw:layer="layout" svg:width="1.3cm" svg:height="1.2cm" svg:x="48.201cm" svg:y="34.8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49.301cm" svg:y1="33.554cm" svg:x2="48.901cm" svg:y2="34.954cm">
          <text:p/>
        </draw:line>
        <draw:frame draw:style-name="gr7" draw:text-style-name="P4" draw:layer="layout" svg:width="0.777cm" svg:height="0.9cm" svg:x="49.224cm" svg:y="34.354cm">
          <draw:text-box>
            <text:p><text:span text:style-name="T2">h</text:span></text:p>
          </draw:text-box>
        </draw:frame>
        <draw:custom-shape draw:style-name="gr2" draw:text-style-name="P2" draw:layer="layout" svg:width="1.3cm" svg:height="1.2cm" svg:x="62.801cm" svg:y="28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61.701cm" svg:y="33.1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66.261cm" svg:y="33.1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64.861cm" svg:y="3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63.661cm" svg:y="33.1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62.801cm" svg:y1="29.354cm" svg:x2="61.301cm" svg:y2="30.854cm">
          <text:p/>
        </draw:line>
        <draw:line draw:style-name="gr4" draw:text-style-name="P3" draw:layer="layout" svg:x1="63.901cm" svg:y1="29.554cm" svg:x2="65.101cm" svg:y2="30.954cm">
          <text:p/>
        </draw:line>
        <draw:line draw:style-name="gr4" draw:text-style-name="P3" draw:layer="layout" svg:x1="65.061cm" svg:y1="31.948cm" svg:x2="64.461cm" svg:y2="33.248cm">
          <text:p/>
        </draw:line>
        <draw:line draw:style-name="gr4" draw:text-style-name="P3" draw:layer="layout" svg:x1="65.961cm" svg:y1="31.948cm" svg:x2="66.861cm" svg:y2="33.048cm">
          <text:p/>
        </draw:line>
        <draw:frame draw:style-name="gr6" draw:text-style-name="P4" draw:layer="layout" svg:width="0.777cm" svg:height="0.806cm" svg:x="64.446cm" svg:y="32.92cm">
          <draw:text-box>
            <text:p><text:span text:style-name="T2">h</text:span></text:p>
          </draw:text-box>
        </draw:frame>
        <draw:frame draw:style-name="gr7" draw:text-style-name="P4" draw:layer="layout" svg:width="0.777cm" svg:height="0.9cm" svg:x="62.401cm" svg:y="32.754cm">
          <draw:text-box>
            <text:p><text:span text:style-name="T2">h</text:span></text:p>
          </draw:text-box>
        </draw:frame>
        <draw:frame draw:style-name="gr11" draw:text-style-name="P4" draw:layer="layout" svg:width="1.34cm" svg:height="0.806cm" svg:x="67.261cm" svg:y="33.048cm">
          <draw:text-box>
            <text:p><text:span text:style-name="T2">h</text:span></text:p>
          </draw:text-box>
        </draw:frame>
        <draw:frame draw:style-name="gr9" draw:text-style-name="P5" draw:layer="layout" svg:width="0.959cm" svg:height="0.962cm" svg:x="63.042cm" svg:y="28.554cm">
          <draw:text-box>
            <text:p>C</text:p>
          </draw:text-box>
        </draw:frame>
        <draw:custom-shape draw:style-name="gr12" draw:text-style-name="P2" draw:layer="layout" svg:width="1.3cm" svg:height="1.2cm" svg:x="60.101cm" svg:y="30.75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2cm" svg:x="65.061cm" svg:y="31.048cm">
          <draw:text-box>
            <text:p>A</text:p>
          </draw:text-box>
        </draw:frame>
        <draw:line draw:style-name="gr4" draw:text-style-name="P3" draw:layer="layout" svg:x1="61.301cm" svg:y1="31.754cm" svg:x2="62.301cm" svg:y2="33.154cm">
          <text:p/>
        </draw:line>
        <draw:custom-shape draw:style-name="gr3" draw:text-style-name="P2" draw:layer="layout" svg:width="1.3cm" svg:height="1.2cm" svg:x="59.301cm" svg:y="33.1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60.401cm" svg:y1="31.854cm" svg:x2="60.001cm" svg:y2="33.254cm">
          <text:p/>
        </draw:line>
        <draw:frame draw:style-name="gr7" draw:text-style-name="P4" draw:layer="layout" svg:width="0.777cm" svg:height="0.9cm" svg:x="60.324cm" svg:y="32.654cm">
          <draw:text-box>
            <text:p><text:span text:style-name="T2">h</text:span></text:p>
          </draw:text-box>
        </draw:frame>
        <draw:frame draw:style-name="gr13" draw:text-style-name="P5" draw:layer="layout" svg:width="0.853cm" svg:height="0.962cm" svg:x="63.401cm" svg:y="27.854cm">
          <draw:text-box>
            <text:p>0</text:p>
          </draw:text-box>
        </draw:frame>
        <draw:frame draw:style-name="gr13" draw:text-style-name="P5" draw:layer="layout" svg:width="0.853cm" svg:height="0.962cm" svg:x="66.001cm" svg:y="30.092cm">
          <draw:text-box>
            <text:p>0</text:p>
          </draw:text-box>
        </draw:frame>
        <draw:frame draw:style-name="gr13" draw:text-style-name="P5" draw:layer="layout" svg:width="0.853cm" svg:height="0.962cm" svg:x="60.201cm" svg:y="29.954cm">
          <draw:text-box>
            <text:p>0</text:p>
          </draw:text-box>
        </draw:frame>
        <draw:custom-shape draw:style-name="gr14" draw:text-style-name="P2" draw:layer="layout" svg:width="1.49cm" svg:height="1.2cm" svg:x="5.75cm" svg:y="43.54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5" draw:text-style-name="P2" draw:layer="layout" svg:width="1.489cm" svg:height="1.2cm" svg:x="4.146cm" svg:y="50.043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1.489cm" svg:height="1.2cm" svg:x="9.302cm" svg:y="47.943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1.489cm" svg:height="1.2cm" svg:x="8.156cm" svg:y="45.74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5" draw:text-style-name="P2" draw:layer="layout" svg:width="1.489cm" svg:height="1.2cm" svg:x="3.688cm" svg:y="45.642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7.126cm" svg:y1="44.542cm" svg:x2="8.386cm" svg:y2="45.942cm">
          <text:p/>
        </draw:line>
        <draw:line draw:style-name="gr4" draw:text-style-name="P3" draw:layer="layout" svg:x1="5.98cm" svg:y1="44.542cm" svg:x2="4.491cm" svg:y2="45.642cm">
          <text:p/>
        </draw:line>
        <draw:line draw:style-name="gr4" draw:text-style-name="P3" draw:layer="layout" svg:x1="9.417cm" svg:y1="46.742cm" svg:x2="10.104cm" svg:y2="48.042cm">
          <text:p/>
        </draw:line>
        <draw:line draw:style-name="gr4" draw:text-style-name="P3" draw:layer="layout" svg:x1="8.386cm" svg:y1="46.742cm" svg:x2="7.355cm" svg:y2="47.842cm">
          <text:p/>
        </draw:line>
        <draw:frame draw:style-name="gr16" draw:text-style-name="P4" draw:layer="layout" svg:width="1.079cm" svg:height="0.806cm" svg:x="7.192cm" svg:y="42.936cm">
          <draw:text-box>
            <text:p><text:span text:style-name="T2">2</text:span></text:p>
          </draw:text-box>
        </draw:frame>
        <draw:frame draw:style-name="gr17" draw:text-style-name="P4" draw:layer="layout" svg:width="0.89cm" svg:height="0.806cm" svg:x="2.886cm" svg:y="45.442cm">
          <draw:text-box>
            <text:p><text:span text:style-name="T2">h</text:span></text:p>
          </draw:text-box>
        </draw:frame>
        <draw:frame draw:style-name="gr7" draw:text-style-name="P4" draw:layer="layout" svg:width="0.89cm" svg:height="0.9cm" svg:x="3.46cm" svg:y="49.743cm">
          <draw:text-box>
            <text:p><text:span text:style-name="T2">h</text:span></text:p>
          </draw:text-box>
        </draw:frame>
        <draw:frame draw:style-name="gr8" draw:text-style-name="P4" draw:layer="layout" svg:width="1.535cm" svg:height="0.906cm" svg:x="8.692cm" svg:y="48.036cm">
          <draw:text-box>
            <text:p><text:span text:style-name="T2">h</text:span></text:p>
          </draw:text-box>
        </draw:frame>
        <draw:frame draw:style-name="gr18" draw:text-style-name="P5" draw:layer="layout" svg:width="1.06cm" svg:height="0.962cm" svg:x="5.952cm" svg:y="43.643cm">
          <draw:text-box>
            <text:p>A</text:p>
          </draw:text-box>
        </draw:frame>
        <draw:frame draw:style-name="gr18" draw:text-style-name="P5" draw:layer="layout" svg:width="1.06cm" svg:height="0.962cm" svg:x="8.358cm" svg:y="45.842cm">
          <draw:text-box>
            <text:p>B</text:p>
          </draw:text-box>
        </draw:frame>
        <draw:frame draw:style-name="gr16" draw:text-style-name="P4" draw:layer="layout" svg:width="1.079cm" svg:height="0.806cm" svg:x="9.188cm" svg:y="45.242cm">
          <draw:text-box>
            <text:p><text:span text:style-name="T2">-1</text:span></text:p>
          </draw:text-box>
        </draw:frame>
        <draw:custom-shape draw:style-name="gr14" draw:text-style-name="P2" draw:layer="layout" svg:width="1.49cm" svg:height="1.2cm" svg:x="5.864cm" svg:y="47.64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0" draw:text-style-name="P5" draw:layer="layout" svg:width="1.374cm" svg:height="1.2cm" svg:x="5.802cm" svg:y="47.715cm">
          <draw:text-box>
            <text:p>C</text:p>
          </draw:text-box>
        </draw:frame>
        <draw:line draw:style-name="gr4" draw:text-style-name="P3" draw:layer="layout" svg:x1="6.095cm" svg:y1="48.642cm" svg:x2="4.949cm" svg:y2="50.042cm">
          <text:p/>
        </draw:line>
        <draw:custom-shape draw:style-name="gr15" draw:text-style-name="P2" draw:layer="layout" svg:width="1.489cm" svg:height="1.2cm" svg:x="6.895cm" svg:y="50.043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7.126cm" svg:y1="48.742cm" svg:x2="7.584cm" svg:y2="50.142cm">
          <text:p/>
        </draw:line>
        <draw:frame draw:style-name="gr7" draw:text-style-name="P4" draw:layer="layout" svg:width="0.89cm" svg:height="0.9cm" svg:x="6.324cm" svg:y="49.542cm">
          <draw:text-box>
            <text:p><text:span text:style-name="T2">h</text:span></text:p>
          </draw:text-box>
        </draw:frame>
        <draw:frame draw:style-name="gr19" draw:text-style-name="P4" draw:layer="layout" svg:width="1.08cm" svg:height="0.806cm" svg:x="5.015cm" svg:y="47.136cm">
          <draw:text-box>
            <text:p><text:span text:style-name="T2">0</text:span></text:p>
          </draw:text-box>
        </draw:frame>
        <draw:custom-shape draw:style-name="gr14" draw:text-style-name="P2" draw:layer="layout" svg:width="1.49cm" svg:height="1.2cm" svg:x="23.559cm" svg:y="43.3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5" draw:text-style-name="P2" draw:layer="layout" svg:width="1.489cm" svg:height="1.2cm" svg:x="21.955cm" svg:y="49.855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1.489cm" svg:height="1.2cm" svg:x="27.111cm" svg:y="47.755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1.489cm" svg:height="1.2cm" svg:x="25.965cm" svg:y="45.5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5" draw:text-style-name="P2" draw:layer="layout" svg:width="1.489cm" svg:height="1.2cm" svg:x="21.497cm" svg:y="45.45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4.935cm" svg:y1="44.354cm" svg:x2="24.601cm" svg:y2="47.454cm">
          <text:p/>
        </draw:line>
        <draw:line draw:style-name="gr4" draw:text-style-name="P3" draw:layer="layout" svg:x1="23.789cm" svg:y1="44.354cm" svg:x2="22.3cm" svg:y2="45.454cm">
          <text:p/>
        </draw:line>
        <draw:line draw:style-name="gr4" draw:text-style-name="P3" draw:layer="layout" svg:x1="27.226cm" svg:y1="46.554cm" svg:x2="27.913cm" svg:y2="47.854cm">
          <text:p/>
        </draw:line>
        <draw:line draw:style-name="gr4" draw:text-style-name="P3" draw:layer="layout" svg:x1="26.195cm" svg:y1="46.554cm" svg:x2="25.401cm" svg:y2="49.754cm">
          <text:p/>
        </draw:line>
        <draw:frame draw:style-name="gr17" draw:text-style-name="P4" draw:layer="layout" svg:width="0.89cm" svg:height="0.806cm" svg:x="20.695cm" svg:y="45.254cm">
          <draw:text-box>
            <text:p><text:span text:style-name="T2">h</text:span></text:p>
          </draw:text-box>
        </draw:frame>
        <draw:frame draw:style-name="gr7" draw:text-style-name="P4" draw:layer="layout" svg:width="0.89cm" svg:height="0.9cm" svg:x="21.269cm" svg:y="49.555cm">
          <draw:text-box>
            <text:p><text:span text:style-name="T2">h</text:span></text:p>
          </draw:text-box>
        </draw:frame>
        <draw:frame draw:style-name="gr8" draw:text-style-name="P4" draw:layer="layout" svg:width="1.535cm" svg:height="0.906cm" svg:x="26.501cm" svg:y="47.848cm">
          <draw:text-box>
            <text:p><text:span text:style-name="T2">h</text:span></text:p>
          </draw:text-box>
        </draw:frame>
        <draw:frame draw:style-name="gr18" draw:text-style-name="P5" draw:layer="layout" svg:width="1.06cm" svg:height="0.962cm" svg:x="23.761cm" svg:y="43.455cm">
          <draw:text-box>
            <text:p>A</text:p>
          </draw:text-box>
        </draw:frame>
        <draw:frame draw:style-name="gr18" draw:text-style-name="P5" draw:layer="layout" svg:width="1.06cm" svg:height="0.962cm" svg:x="26.167cm" svg:y="45.654cm">
          <draw:text-box>
            <text:p>B</text:p>
          </draw:text-box>
        </draw:frame>
        <draw:custom-shape draw:style-name="gr14" draw:text-style-name="P2" draw:layer="layout" svg:width="1.49cm" svg:height="1.2cm" svg:x="23.673cm" svg:y="47.4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0" draw:text-style-name="P5" draw:layer="layout" svg:width="1.374cm" svg:height="1.2cm" svg:x="23.611cm" svg:y="47.527cm">
          <draw:text-box>
            <text:p>C</text:p>
          </draw:text-box>
        </draw:frame>
        <draw:line draw:style-name="gr4" draw:text-style-name="P3" draw:layer="layout" svg:x1="23.904cm" svg:y1="48.454cm" svg:x2="22.758cm" svg:y2="49.854cm">
          <text:p/>
        </draw:line>
        <draw:custom-shape draw:style-name="gr15" draw:text-style-name="P2" draw:layer="layout" svg:width="1.489cm" svg:height="1.2cm" svg:x="24.711cm" svg:y="49.65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4.935cm" svg:y1="48.554cm" svg:x2="26.101cm" svg:y2="46.454cm">
          <text:p/>
        </draw:line>
        <draw:frame draw:style-name="gr7" draw:text-style-name="P4" draw:layer="layout" svg:width="0.89cm" svg:height="0.9cm" svg:x="24.133cm" svg:y="49.354cm">
          <draw:text-box>
            <text:p><text:span text:style-name="T2">h</text:span></text:p>
          </draw:text-box>
        </draw:frame>
        <draw:custom-shape draw:style-name="gr20" draw:text-style-name="P2" draw:layer="layout" svg:width="1.459cm" svg:height="1.2cm" svg:x="33.579cm" svg:y="49.95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1.46cm" svg:height="1.2cm" svg:x="31.807cm" svg:y="47.96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1.459cm" svg:height="1.2cm" svg:x="33.379cm" svg:y="45.7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46cm" svg:height="1.2cm" svg:x="29.001cm" svg:y="45.65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32.369cm" svg:y1="44.554cm" svg:x2="33.604cm" svg:y2="45.954cm">
          <text:p/>
        </draw:line>
        <draw:line draw:style-name="gr4" draw:text-style-name="P3" draw:layer="layout" svg:x1="31.247cm" svg:y1="44.554cm" svg:x2="29.787cm" svg:y2="45.654cm">
          <text:p/>
        </draw:line>
        <draw:line draw:style-name="gr4" draw:text-style-name="P3" draw:layer="layout" svg:x1="34.615cm" svg:y1="46.754cm" svg:x2="35.289cm" svg:y2="48.054cm">
          <text:p/>
        </draw:line>
        <draw:line draw:style-name="gr4" draw:text-style-name="P3" draw:layer="layout" svg:x1="33.604cm" svg:y1="46.754cm" svg:x2="32.594cm" svg:y2="47.854cm">
          <text:p/>
        </draw:line>
        <draw:frame draw:style-name="gr7" draw:text-style-name="P4" draw:layer="layout" svg:width="0.872cm" svg:height="0.9cm" svg:x="33.181cm" svg:y="49.854cm">
          <draw:text-box>
            <text:p><text:span text:style-name="T2">h</text:span></text:p>
          </draw:text-box>
        </draw:frame>
        <draw:frame draw:style-name="gr22" draw:text-style-name="P4" draw:layer="layout" svg:width="1.505cm" svg:height="0.806cm" svg:x="31.462cm" svg:y="47.848cm">
          <draw:text-box>
            <text:p><text:span text:style-name="T2">h</text:span></text:p>
          </draw:text-box>
        </draw:frame>
        <draw:custom-shape draw:style-name="gr23" draw:text-style-name="P2" draw:layer="layout" svg:width="1.459cm" svg:height="1.2cm" svg:x="35.175cm" svg:y="47.854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0" draw:text-style-name="P5" draw:layer="layout" svg:width="1.348cm" svg:height="1.2cm" svg:x="33.267cm" svg:y="45.854cm">
          <draw:text-box>
            <text:p>C</text:p>
          </draw:text-box>
        </draw:frame>
        <draw:line draw:style-name="gr4" draw:text-style-name="P3" draw:layer="layout" svg:x1="35.288cm" svg:y1="48.854cm" svg:x2="34.165cm" svg:y2="50.254cm">
          <text:p/>
        </draw:line>
        <draw:line draw:style-name="gr4" draw:text-style-name="P3" draw:layer="layout" svg:x1="36.299cm" svg:y1="48.954cm" svg:x2="36.748cm" svg:y2="50.354cm">
          <text:p/>
        </draw:line>
        <draw:frame draw:style-name="gr7" draw:text-style-name="P4" draw:layer="layout" svg:width="0.872cm" svg:height="0.9cm" svg:x="35.513cm" svg:y="49.754cm">
          <draw:text-box>
            <text:p><text:span text:style-name="T2">h</text:span></text:p>
          </draw:text-box>
        </draw:frame>
        <draw:custom-shape draw:style-name="gr21" draw:text-style-name="P2" draw:layer="layout" svg:width="1.46cm" svg:height="1.2cm" svg:x="31.134cm" svg:y="43.5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4" draw:text-style-name="P5" draw:layer="layout" svg:width="1.038cm" svg:height="0.962cm" svg:x="31.331cm" svg:y="43.654cm">
          <draw:text-box>
            <text:p>A</text:p>
          </draw:text-box>
        </draw:frame>
        <draw:custom-shape draw:style-name="gr25" draw:text-style-name="P2" draw:layer="layout" svg:width="1.199cm" svg:height="1.2cm" svg:x="36.302cm" svg:y="49.8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4" draw:layer="layout" svg:width="0.717cm" svg:height="0.806cm" svg:x="30.384cm" svg:y="45.954cm">
          <draw:text-box>
            <text:p><text:span text:style-name="T2">h</text:span></text:p>
          </draw:text-box>
        </draw:frame>
        <draw:custom-shape draw:style-name="gr20" draw:text-style-name="P2" draw:layer="layout" svg:width="1.459cm" svg:height="1.2cm" svg:x="52.379cm" svg:y="50.05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1.46cm" svg:height="1.2cm" svg:x="50.807cm" svg:y="47.76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1.459cm" svg:height="1.2cm" svg:x="52.379cm" svg:y="45.5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46cm" svg:height="1.2cm" svg:x="48.001cm" svg:y="45.45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1.369cm" svg:y1="44.354cm" svg:x2="51.601cm" svg:y2="47.754cm">
          <text:p/>
        </draw:line>
        <draw:line draw:style-name="gr4" draw:text-style-name="P3" draw:layer="layout" svg:x1="50.247cm" svg:y1="44.354cm" svg:x2="48.787cm" svg:y2="45.454cm">
          <text:p/>
        </draw:line>
        <draw:line draw:style-name="gr4" draw:text-style-name="P3" draw:layer="layout" svg:x1="53.615cm" svg:y1="46.554cm" svg:x2="54.289cm" svg:y2="47.854cm">
          <text:p/>
        </draw:line>
        <draw:line draw:style-name="gr4" draw:text-style-name="P3" draw:layer="layout" svg:x1="52.604cm" svg:y1="46.554cm" svg:x2="51.501cm" svg:y2="44.254cm">
          <text:p/>
        </draw:line>
        <draw:frame draw:style-name="gr7" draw:text-style-name="P4" draw:layer="layout" svg:width="0.872cm" svg:height="0.9cm" svg:x="52.181cm" svg:y="49.654cm">
          <draw:text-box>
            <text:p><text:span text:style-name="T2">h</text:span></text:p>
          </draw:text-box>
        </draw:frame>
        <draw:frame draw:style-name="gr22" draw:text-style-name="P4" draw:layer="layout" svg:width="1.505cm" svg:height="0.806cm" svg:x="50.462cm" svg:y="47.648cm">
          <draw:text-box>
            <text:p><text:span text:style-name="T2">h</text:span></text:p>
          </draw:text-box>
        </draw:frame>
        <draw:custom-shape draw:style-name="gr23" draw:text-style-name="P2" draw:layer="layout" svg:width="1.459cm" svg:height="1.2cm" svg:x="54.175cm" svg:y="47.654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0" draw:text-style-name="P5" draw:layer="layout" svg:width="1.348cm" svg:height="1.2cm" svg:x="52.267cm" svg:y="45.654cm">
          <draw:text-box>
            <text:p>C</text:p>
          </draw:text-box>
        </draw:frame>
        <draw:line draw:style-name="gr4" draw:text-style-name="P3" draw:layer="layout" svg:x1="54.288cm" svg:y1="48.654cm" svg:x2="53.165cm" svg:y2="50.054cm">
          <text:p/>
        </draw:line>
        <draw:line draw:style-name="gr4" draw:text-style-name="P3" draw:layer="layout" svg:x1="55.299cm" svg:y1="48.754cm" svg:x2="55.748cm" svg:y2="50.154cm">
          <text:p/>
        </draw:line>
        <draw:frame draw:style-name="gr7" draw:text-style-name="P4" draw:layer="layout" svg:width="0.872cm" svg:height="0.9cm" svg:x="54.513cm" svg:y="49.554cm">
          <draw:text-box>
            <text:p><text:span text:style-name="T2">h</text:span></text:p>
          </draw:text-box>
        </draw:frame>
        <draw:custom-shape draw:style-name="gr21" draw:text-style-name="P2" draw:layer="layout" svg:width="1.46cm" svg:height="1.2cm" svg:x="50.134cm" svg:y="43.3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4" draw:text-style-name="P5" draw:layer="layout" svg:width="1.038cm" svg:height="0.962cm" svg:x="50.331cm" svg:y="43.454cm">
          <draw:text-box>
            <text:p>A</text:p>
          </draw:text-box>
        </draw:frame>
        <draw:custom-shape draw:style-name="gr25" draw:text-style-name="P2" draw:layer="layout" svg:width="1.199cm" svg:height="1.2cm" svg:x="55.102cm" svg:y="49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4" draw:layer="layout" svg:width="0.717cm" svg:height="0.806cm" svg:x="49.384cm" svg:y="45.754cm">
          <draw:text-box>
            <text:p><text:span text:style-name="T2">h</text:span></text:p>
          </draw:text-box>
        </draw:frame>
        <draw:custom-shape draw:style-name="gr2" draw:text-style-name="P2" draw:layer="layout" svg:width="1.3cm" svg:height="1.2cm" svg:x="63.801cm" svg:y="44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62.701cm" svg:y="49.4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67.261cm" svg:y="49.4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65.861cm" svg:y="4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64.661cm" svg:y="49.4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63.801cm" svg:y1="45.654cm" svg:x2="62.301cm" svg:y2="47.154cm">
          <text:p/>
        </draw:line>
        <draw:line draw:style-name="gr4" draw:text-style-name="P3" draw:layer="layout" svg:x1="64.901cm" svg:y1="45.854cm" svg:x2="66.101cm" svg:y2="47.254cm">
          <text:p/>
        </draw:line>
        <draw:line draw:style-name="gr4" draw:text-style-name="P3" draw:layer="layout" svg:x1="66.061cm" svg:y1="48.248cm" svg:x2="65.461cm" svg:y2="49.548cm">
          <text:p/>
        </draw:line>
        <draw:line draw:style-name="gr4" draw:text-style-name="P3" draw:layer="layout" svg:x1="66.961cm" svg:y1="48.248cm" svg:x2="67.861cm" svg:y2="49.348cm">
          <text:p/>
        </draw:line>
        <draw:frame draw:style-name="gr6" draw:text-style-name="P4" draw:layer="layout" svg:width="0.777cm" svg:height="0.806cm" svg:x="65.446cm" svg:y="49.22cm">
          <draw:text-box>
            <text:p><text:span text:style-name="T2">h</text:span></text:p>
          </draw:text-box>
        </draw:frame>
        <draw:frame draw:style-name="gr7" draw:text-style-name="P4" draw:layer="layout" svg:width="0.777cm" svg:height="0.9cm" svg:x="63.401cm" svg:y="49.054cm">
          <draw:text-box>
            <text:p><text:span text:style-name="T2">h</text:span></text:p>
          </draw:text-box>
        </draw:frame>
        <draw:frame draw:style-name="gr11" draw:text-style-name="P4" draw:layer="layout" svg:width="1.34cm" svg:height="0.806cm" svg:x="68.261cm" svg:y="49.348cm">
          <draw:text-box>
            <text:p><text:span text:style-name="T2">h</text:span></text:p>
          </draw:text-box>
        </draw:frame>
        <draw:frame draw:style-name="gr9" draw:text-style-name="P5" draw:layer="layout" svg:width="0.959cm" svg:height="0.962cm" svg:x="64.042cm" svg:y="44.854cm">
          <draw:text-box>
            <text:p>C</text:p>
          </draw:text-box>
        </draw:frame>
        <draw:custom-shape draw:style-name="gr12" draw:text-style-name="P2" draw:layer="layout" svg:width="1.3cm" svg:height="1.2cm" svg:x="61.101cm" svg:y="47.05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2cm" svg:x="66.061cm" svg:y="47.348cm">
          <draw:text-box>
            <text:p>A</text:p>
          </draw:text-box>
        </draw:frame>
        <draw:line draw:style-name="gr4" draw:text-style-name="P3" draw:layer="layout" svg:x1="62.301cm" svg:y1="48.054cm" svg:x2="63.301cm" svg:y2="49.454cm">
          <text:p/>
        </draw:line>
        <draw:custom-shape draw:style-name="gr3" draw:text-style-name="P2" draw:layer="layout" svg:width="1.3cm" svg:height="1.2cm" svg:x="60.301cm" svg:y="49.4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61.401cm" svg:y1="48.154cm" svg:x2="61.001cm" svg:y2="49.554cm">
          <text:p/>
        </draw:line>
        <draw:frame draw:style-name="gr7" draw:text-style-name="P4" draw:layer="layout" svg:width="0.777cm" svg:height="0.9cm" svg:x="61.324cm" svg:y="48.954cm">
          <draw:text-box>
            <text:p><text:span text:style-name="T2">h</text:span></text:p>
          </draw:text-box>
        </draw:frame>
        <draw:frame draw:style-name="gr13" draw:text-style-name="P5" draw:layer="layout" svg:width="0.853cm" svg:height="0.962cm" svg:x="64.401cm" svg:y="44.154cm">
          <draw:text-box>
            <text:p>0</text:p>
          </draw:text-box>
        </draw:frame>
        <draw:frame draw:style-name="gr13" draw:text-style-name="P5" draw:layer="layout" svg:width="0.853cm" svg:height="0.962cm" svg:x="67.001cm" svg:y="46.392cm">
          <draw:text-box>
            <text:p>0</text:p>
          </draw:text-box>
        </draw:frame>
        <draw:frame draw:style-name="gr13" draw:text-style-name="P5" draw:layer="layout" svg:width="0.853cm" svg:height="0.962cm" svg:x="61.201cm" svg:y="46.254cm">
          <draw:text-box>
            <text:p>0</text:p>
          </draw:text-box>
        </draw:frame>
        <draw:frame draw:style-name="gr13" draw:text-style-name="P1" draw:layer="layout" svg:width="8.406cm" svg:height="0.962cm" svg:x="3.601cm" svg:y="40.492cm">
          <draw:text-box>
            <text:p><text:span text:style-name="T1">Rotação dupla a esquerda</text:span></text:p>
          </draw:text-box>
        </draw:frame>
        <draw:frame draw:style-name="gr13" draw:text-style-name="P5" draw:layer="layout" svg:width="8.423cm" svg:height="1.673cm" svg:x="10.701cm" svg:y="31.054cm">
          <draw:text-box>
            <text:p>Aplicando a rotação simples</text:p>
            <text:p><text:s/>a esquerda no nó B</text:p>
          </draw:text-box>
        </draw:frame>
        <draw:frame draw:style-name="gr13" draw:text-style-name="P5" draw:layer="layout" svg:width="8.423cm" svg:height="1.673cm" svg:x="38.601cm" svg:y="31.354cm">
          <draw:text-box>
            <text:p>Aplicando a rotação simples</text:p>
            <text:p>No nó A</text:p>
          </draw:text-box>
        </draw:frame>
        <draw:frame draw:style-name="gr13" draw:text-style-name="P5" draw:layer="layout" svg:width="8.6cm" svg:height="1.673cm" svg:x="11.448cm" svg:y="45.081cm">
          <draw:text-box>
            <text:p>Aplicando a rotação simples </text:p>
            <text:p>a direita no nó B</text:p>
          </draw:text-box>
        </draw:frame>
        <draw:frame draw:style-name="gr13" draw:text-style-name="P5" draw:layer="layout" svg:width="8.423cm" svg:height="1.673cm" svg:x="38.201cm" svg:y="45.681cm">
          <draw:text-box>
            <text:p>Aplicando a rotação simples</text:p>
            <text:p><text:s/>a esquerda no nó A</text:p>
          </draw:text-box>
        </draw:frame>
        <draw:frame draw:style-name="gr27" draw:text-style-name="P1" draw:layer="layout" svg:width="8.224cm" svg:height="0.962cm" svg:x="7.596cm" svg:y="2.985cm">
          <draw:text-box>
            <text:p><text:span text:style-name="T1">Rotação simples a Direita</text:span></text:p>
          </draw:text-box>
        </draw:frame>
        <draw:custom-shape draw:style-name="gr2" draw:text-style-name="P2" draw:layer="layout" svg:width="1.3cm" svg:height="1.2cm" svg:x="9.096cm" svg:y="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8.296cm" svg:y="9.2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5.996cm" svg:y="9.3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6.996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10.896cm" svg:y="7.0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9.196cm" svg:y1="5.985cm" svg:x2="8.096cm" svg:y2="7.385cm">
          <text:p/>
        </draw:line>
        <draw:line draw:style-name="gr4" draw:text-style-name="P3" draw:layer="layout" svg:x1="10.196cm" svg:y1="5.985cm" svg:x2="11.496cm" svg:y2="7.085cm">
          <text:p/>
        </draw:line>
        <draw:line draw:style-name="gr4" draw:text-style-name="P3" draw:layer="layout" svg:x1="7.196cm" svg:y1="8.185cm" svg:x2="6.596cm" svg:y2="9.485cm">
          <text:p/>
        </draw:line>
        <draw:line draw:style-name="gr4" draw:text-style-name="P3" draw:layer="layout" svg:x1="8.096cm" svg:y1="8.185cm" svg:x2="8.996cm" svg:y2="9.285cm">
          <text:p/>
        </draw:line>
        <draw:frame draw:style-name="gr5" draw:text-style-name="P4" draw:layer="layout" svg:width="0.942cm" svg:height="0.806cm" svg:x="10.654cm" svg:y="4.885cm">
          <draw:text-box>
            <text:p><text:span text:style-name="T2">-2</text:span></text:p>
          </draw:text-box>
        </draw:frame>
        <draw:frame draw:style-name="gr6" draw:text-style-name="P4" draw:layer="layout" svg:width="0.777cm" svg:height="0.806cm" svg:x="12.119cm" svg:y="6.885cm">
          <draw:text-box>
            <text:p><text:span text:style-name="T2">h</text:span></text:p>
          </draw:text-box>
        </draw:frame>
        <draw:frame draw:style-name="gr22" draw:text-style-name="P4" draw:layer="layout" svg:width="0.777cm" svg:height="0.806cm" svg:x="9.396cm" svg:y="9.285cm">
          <draw:text-box>
            <text:p><text:span text:style-name="T2">h</text:span></text:p>
          </draw:text-box>
        </draw:frame>
        <draw:frame draw:style-name="gr8" draw:text-style-name="P4" draw:layer="layout" svg:width="1.34cm" svg:height="0.906cm" svg:x="6.996cm" svg:y="9.479cm">
          <draw:text-box>
            <text:p><text:span text:style-name="T2">h+1</text:span></text:p>
          </draw:text-box>
        </draw:frame>
        <draw:frame draw:style-name="gr9" draw:text-style-name="P5" draw:layer="layout" svg:width="0.925cm" svg:height="0.962cm" svg:x="9.296cm" svg:y="5.085cm">
          <draw:text-box>
            <text:p>A</text:p>
          </draw:text-box>
        </draw:frame>
        <draw:frame draw:style-name="gr9" draw:text-style-name="P5" draw:layer="layout" svg:width="0.925cm" svg:height="0.962cm" svg:x="7.196cm" svg:y="7.285cm">
          <draw:text-box>
            <text:p>B</text:p>
          </draw:text-box>
        </draw:frame>
        <draw:frame draw:style-name="gr5" draw:text-style-name="P4" draw:layer="layout" svg:width="0.942cm" svg:height="0.806cm" svg:x="6.454cm" svg:y="6.685cm">
          <draw:text-box>
            <text:p><text:span text:style-name="T2">-1</text:span></text:p>
          </draw:text-box>
        </draw:frame>
        <draw:custom-shape draw:style-name="gr28" draw:text-style-name="P2" draw:layer="layout" svg:width="1.291cm" svg:height="1.221cm" svg:x="18.018cm" svg:y="4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1.291cm" svg:height="1.222cm" svg:x="17.224cm" svg:y="9.3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1.291cm" svg:height="1.222cm" svg:x="15.9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1.291cm" svg:height="1.221cm" svg:x="19.805cm" svg:y="7.0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8.117cm" svg:y1="5.967cm" svg:x2="17.895cm" svg:y2="9.385cm">
          <text:p/>
        </draw:line>
        <draw:line draw:style-name="gr4" draw:text-style-name="P3" draw:layer="layout" svg:x1="19.11cm" svg:y1="5.967cm" svg:x2="20.401cm" svg:y2="7.087cm">
          <text:p/>
        </draw:line>
        <draw:line draw:style-name="gr4" draw:text-style-name="P3" draw:layer="layout" svg:x1="16.132cm" svg:y1="8.207cm" svg:x2="15.536cm" svg:y2="9.53cm">
          <text:p/>
        </draw:line>
        <draw:line draw:style-name="gr4" draw:text-style-name="P3" draw:layer="layout" svg:x1="16.995cm" svg:y1="7.185cm" svg:x2="18.095cm" svg:y2="5.885cm">
          <text:p/>
        </draw:line>
        <draw:frame draw:style-name="gr32" draw:text-style-name="P4" draw:layer="layout" svg:width="0.771cm" svg:height="0.821cm" svg:x="18.316cm" svg:y="9.326cm">
          <draw:text-box>
            <text:p><text:span text:style-name="T2">h</text:span></text:p>
          </draw:text-box>
        </draw:frame>
        <draw:frame draw:style-name="gr33" draw:text-style-name="P4" draw:layer="layout" svg:width="1.563cm" svg:height="1.361cm" svg:x="15.933cm" svg:y="9.524cm">
          <draw:text-box>
            <text:p><text:span text:style-name="T2">h+1</text:span></text:p>
          </draw:text-box>
        </draw:frame>
        <draw:frame draw:style-name="gr34" draw:text-style-name="P5" draw:layer="layout" svg:width="0.918cm" svg:height="0.979cm" svg:x="18.217cm" svg:y="5.051cm">
          <draw:text-box>
            <text:p>A</text:p>
          </draw:text-box>
        </draw:frame>
        <draw:frame draw:style-name="gr35" draw:text-style-name="P5" draw:layer="layout" svg:width="0.918cm" svg:height="0.98cm" svg:x="16.132cm" svg:y="7.29cm">
          <draw:text-box>
            <text:p>B</text:p>
          </draw:text-box>
        </draw:frame>
        <draw:custom-shape draw:style-name="gr3" draw:text-style-name="P2" draw:layer="layout" svg:width="1.3cm" svg:height="1.2cm" svg:x="14.895cm" svg:y="9.4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1.4cm" svg:height="0.8cm" svg:x="13.496cm" svg:y="6.1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0.777cm" svg:height="0.806cm" svg:x="21.019cm" svg:y="6.985cm">
          <draw:text-box>
            <text:p><text:span text:style-name="T2">h</text:span></text:p>
          </draw:text-box>
        </draw:frame>
        <draw:custom-shape draw:style-name="gr2" draw:text-style-name="P2" draw:layer="layout" svg:width="1.3cm" svg:height="1.2cm" svg:x="27.096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30.296cm" svg:y="9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3cm" svg:height="1.2cm" svg:x="27.896cm" svg:y="9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1.2cm" svg:x="28.896cm" svg:y="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2cm" svg:x="25.296cm" svg:y="7.8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7.196cm" svg:y1="6.385cm" svg:x2="26.096cm" svg:y2="7.785cm">
          <text:p/>
        </draw:line>
        <draw:line draw:style-name="gr4" draw:text-style-name="P3" draw:layer="layout" svg:x1="28.196cm" svg:y1="6.385cm" svg:x2="29.496cm" svg:y2="7.485cm">
          <text:p/>
        </draw:line>
        <draw:line draw:style-name="gr4" draw:text-style-name="P3" draw:layer="layout" svg:x1="29.096cm" svg:y1="8.585cm" svg:x2="28.496cm" svg:y2="9.885cm">
          <text:p/>
        </draw:line>
        <draw:line draw:style-name="gr4" draw:text-style-name="P3" draw:layer="layout" svg:x1="29.996cm" svg:y1="8.585cm" svg:x2="30.896cm" svg:y2="9.685cm">
          <text:p/>
        </draw:line>
        <draw:frame draw:style-name="gr6" draw:text-style-name="P4" draw:layer="layout" svg:width="0.777cm" svg:height="0.806cm" svg:x="28.654cm" svg:y="5.285cm">
          <draw:text-box>
            <text:p><text:span text:style-name="T2">0</text:span></text:p>
          </draw:text-box>
        </draw:frame>
        <draw:frame draw:style-name="gr22" draw:text-style-name="P4" draw:layer="layout" svg:width="0.777cm" svg:height="0.806cm" svg:x="27.396cm" svg:y="9.685cm">
          <draw:text-box>
            <text:p><text:span text:style-name="T2">h</text:span></text:p>
          </draw:text-box>
        </draw:frame>
        <draw:frame draw:style-name="gr8" draw:text-style-name="P4" draw:layer="layout" svg:width="1.34cm" svg:height="0.906cm" svg:x="23.896cm" svg:y="7.985cm">
          <draw:text-box>
            <text:p><text:span text:style-name="T2">h+1</text:span></text:p>
          </draw:text-box>
        </draw:frame>
        <draw:frame draw:style-name="gr9" draw:text-style-name="P5" draw:layer="layout" svg:width="0.925cm" svg:height="0.962cm" svg:x="29.096cm" svg:y="7.723cm">
          <draw:text-box>
            <text:p>A</text:p>
          </draw:text-box>
        </draw:frame>
        <draw:frame draw:style-name="gr9" draw:text-style-name="P5" draw:layer="layout" svg:width="0.925cm" svg:height="0.962cm" svg:x="27.371cm" svg:y="5.485cm">
          <draw:text-box>
            <text:p>B</text:p>
          </draw:text-box>
        </draw:frame>
        <draw:frame draw:style-name="gr6" draw:text-style-name="P4" draw:layer="layout" svg:width="0.777cm" svg:height="0.806cm" svg:x="28.354cm" svg:y="7.085cm">
          <draw:text-box>
            <text:p><text:span text:style-name="T2">0</text:span></text:p>
          </draw:text-box>
        </draw:frame>
        <draw:frame draw:style-name="gr22" draw:text-style-name="P4" draw:layer="layout" svg:width="0.777cm" svg:height="0.806cm" svg:x="31.319cm" svg:y="9.585cm">
          <draw:text-box>
            <text:p><text:span text:style-name="T2">h</text:span></text:p>
          </draw:text-box>
        </draw:frame>
        <draw:custom-shape draw:style-name="gr36" draw:text-style-name="P2" draw:layer="layout" svg:width="1.4cm" svg:height="0.8cm" svg:x="22.696cm" svg:y="5.8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1.51cm" svg:height="1.2cm" svg:x="8.385cm" svg:y="13.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1.51cm" svg:height="1.2cm" svg:x="9.314cm" svg:y="18.29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1.51cm" svg:height="1.2cm" svg:x="11.985cm" svg:y="18.39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1.51cm" svg:height="1.2cm" svg:x="10.824cm" svg:y="16.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1.51cm" svg:height="1.2cm" svg:x="6.295cm" svg:y="16.09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9.779cm" svg:y1="14.99cm" svg:x2="11.056cm" svg:y2="16.39cm">
          <text:p/>
        </draw:line>
        <draw:line draw:style-name="gr4" draw:text-style-name="P3" draw:layer="layout" svg:x1="8.618cm" svg:y1="14.99cm" svg:x2="7.108cm" svg:y2="16.09cm">
          <text:p/>
        </draw:line>
        <draw:line draw:style-name="gr4" draw:text-style-name="P3" draw:layer="layout" svg:x1="12.101cm" svg:y1="17.19cm" svg:x2="12.798cm" svg:y2="18.49cm">
          <text:p/>
        </draw:line>
        <draw:line draw:style-name="gr4" draw:text-style-name="P3" draw:layer="layout" svg:x1="11.056cm" svg:y1="17.19cm" svg:x2="10.011cm" svg:y2="18.29cm">
          <text:p/>
        </draw:line>
        <draw:frame draw:style-name="gr38" draw:text-style-name="P4" draw:layer="layout" svg:width="1.094cm" svg:height="0.806cm" svg:x="10.095cm" svg:y="13.778cm">
          <draw:text-box>
            <text:p><text:span text:style-name="T2">2</text:span></text:p>
          </draw:text-box>
        </draw:frame>
        <draw:frame draw:style-name="gr6" draw:text-style-name="P4" draw:layer="layout" svg:width="0.777cm" svg:height="0.806cm" svg:x="7.618cm" svg:y="16.09cm">
          <draw:text-box>
            <text:p><text:span text:style-name="T2">h</text:span></text:p>
          </draw:text-box>
        </draw:frame>
        <draw:frame draw:style-name="gr22" draw:text-style-name="P4" draw:layer="layout" svg:width="0.903cm" svg:height="0.806cm" svg:x="10.692cm" svg:y="18.284cm">
          <draw:text-box>
            <text:p><text:span text:style-name="T2">h</text:span></text:p>
          </draw:text-box>
        </draw:frame>
        <draw:frame draw:style-name="gr8" draw:text-style-name="P4" draw:layer="layout" svg:width="1.556cm" svg:height="0.906cm" svg:x="13.339cm" svg:y="18.39cm">
          <draw:text-box>
            <text:p><text:span text:style-name="T2">h+1</text:span></text:p>
          </draw:text-box>
        </draw:frame>
        <draw:frame draw:style-name="gr39" draw:text-style-name="P5" draw:layer="layout" svg:width="1.074cm" svg:height="0.962cm" svg:x="8.589cm" svg:y="14.09cm">
          <draw:text-box>
            <text:p>A</text:p>
          </draw:text-box>
        </draw:frame>
        <draw:frame draw:style-name="gr39" draw:text-style-name="P5" draw:layer="layout" svg:width="1.074cm" svg:height="0.962cm" svg:x="11.027cm" svg:y="16.29cm">
          <draw:text-box>
            <text:p>B</text:p>
          </draw:text-box>
        </draw:frame>
        <draw:frame draw:style-name="gr38" draw:text-style-name="P4" draw:layer="layout" svg:width="1.094cm" svg:height="0.806cm" svg:x="11.895cm" svg:y="15.484cm">
          <draw:text-box>
            <text:p><text:span text:style-name="T2">1</text:span></text:p>
          </draw:text-box>
        </draw:frame>
        <draw:frame draw:style-name="gr40" draw:text-style-name="P6" draw:layer="layout" svg:width="9.142cm" svg:height="0.962cm" svg:x="6.653cm" svg:y="11.822cm">
          <draw:text-box>
            <text:p><text:span text:style-name="T3">Rotação simples a Esquerda</text:span></text:p>
          </draw:text-box>
        </draw:frame>
        <draw:custom-shape draw:style-name="gr41" draw:text-style-name="P2" draw:layer="layout" svg:width="1.367cm" svg:height="1.221cm" svg:x="17.82cm" svg:y="13.59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1.364cm" svg:height="1.222cm" svg:x="18.669cm" svg:y="17.97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1.367cm" svg:height="1.222cm" svg:x="19.957cm" svg:y="15.8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367cm" svg:height="1.221cm" svg:x="15.932cm" svg:y="15.731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9.087cm" svg:y1="14.611cm" svg:x2="19.322cm" svg:y2="18.029cm">
          <text:p/>
        </draw:line>
        <draw:line draw:style-name="gr4" draw:text-style-name="P3" draw:layer="layout" svg:x1="18.036cm" svg:y1="14.611cm" svg:x2="16.671cm" svg:y2="15.731cm">
          <text:p/>
        </draw:line>
        <draw:line draw:style-name="gr4" draw:text-style-name="P3" draw:layer="layout" svg:x1="21.187cm" svg:y1="16.851cm" svg:x2="21.817cm" svg:y2="18.174cm">
          <text:p/>
        </draw:line>
        <draw:line draw:style-name="gr4" draw:text-style-name="P3" draw:layer="layout" svg:x1="20.274cm" svg:y1="15.829cm" svg:x2="19.11cm" svg:y2="14.529cm">
          <text:p/>
        </draw:line>
        <draw:frame draw:style-name="gr32" draw:text-style-name="P4" draw:layer="layout" svg:width="0.813cm" svg:height="0.821cm" svg:x="18.062cm" svg:y="17.97cm">
          <draw:text-box>
            <text:p><text:span text:style-name="T2">h</text:span></text:p>
          </draw:text-box>
        </draw:frame>
        <draw:frame draw:style-name="gr22" draw:text-style-name="P4" draw:layer="layout" svg:width="1.659cm" svg:height="0.806cm" svg:x="22.136cm" svg:y="18.178cm">
          <draw:text-box>
            <text:p><text:span text:style-name="T2">h+1</text:span></text:p>
          </draw:text-box>
        </draw:frame>
        <draw:frame draw:style-name="gr34" draw:text-style-name="P5" draw:layer="layout" svg:width="0.969cm" svg:height="0.979cm" svg:x="18.012cm" svg:y="13.695cm">
          <draw:text-box>
            <text:p>A</text:p>
          </draw:text-box>
        </draw:frame>
        <draw:frame draw:style-name="gr35" draw:text-style-name="P5" draw:layer="layout" svg:width="0.979cm" svg:height="0.98cm" svg:x="20.212cm" svg:y="15.934cm">
          <draw:text-box>
            <text:p>B</text:p>
          </draw:text-box>
        </draw:frame>
        <draw:custom-shape draw:style-name="gr44" draw:text-style-name="P2" draw:layer="layout" svg:width="1.377cm" svg:height="1.2cm" svg:x="21.115cm" svg:y="18.129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1.4cm" svg:height="0.8cm" svg:x="13.395cm" svg:y="14.9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4" draw:layer="layout" svg:width="0.823cm" svg:height="0.806cm" svg:x="15.195cm" svg:y="15.629cm">
          <draw:text-box>
            <text:p><text:span text:style-name="T2">h</text:span></text:p>
          </draw:text-box>
        </draw:frame>
        <draw:custom-shape draw:style-name="gr45" draw:text-style-name="P2" draw:layer="layout" svg:width="1.314cm" svg:height="1.2cm" svg:x="28.144cm" svg:y="13.28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314cm" svg:height="1.2cm" svg:x="24.907cm" svg:y="17.684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2" draw:layer="layout" svg:width="1.314cm" svg:height="1.2cm" svg:x="27.328cm" svg:y="17.684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2" draw:layer="layout" svg:width="1.314cm" svg:height="1.2cm" svg:x="26.318cm" svg:y="15.48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draw:layer="layout" svg:width="1.328cm" svg:height="1.2cm" svg:x="29.956cm" svg:y="15.784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9.355cm" svg:y1="14.284cm" svg:x2="30.468cm" svg:y2="15.684cm">
          <text:p/>
        </draw:line>
        <draw:line draw:style-name="gr4" draw:text-style-name="P3" draw:layer="layout" svg:x1="28.343cm" svg:y1="14.284cm" svg:x2="27.027cm" svg:y2="15.384cm">
          <text:p/>
        </draw:line>
        <draw:line draw:style-name="gr4" draw:text-style-name="P3" draw:layer="layout" svg:x1="27.432cm" svg:y1="16.484cm" svg:x2="28.039cm" svg:y2="17.784cm">
          <text:p/>
        </draw:line>
        <draw:line draw:style-name="gr4" draw:text-style-name="P3" draw:layer="layout" svg:x1="26.521cm" svg:y1="16.484cm" svg:x2="25.61cm" svg:y2="17.584cm">
          <text:p/>
        </draw:line>
        <draw:frame draw:style-name="gr47" draw:text-style-name="P4" draw:layer="layout" svg:width="0.789cm" svg:height="1.006cm" svg:x="29.206cm" svg:y="12.784cm">
          <draw:text-box>
            <text:p><text:span text:style-name="T2">0</text:span></text:p>
          </draw:text-box>
        </draw:frame>
        <draw:frame draw:style-name="gr22" draw:text-style-name="P4" draw:layer="layout" svg:width="0.789cm" svg:height="0.806cm" svg:x="28.365cm" svg:y="17.584cm">
          <draw:text-box>
            <text:p><text:span text:style-name="T2">h</text:span></text:p>
          </draw:text-box>
        </draw:frame>
        <draw:frame draw:style-name="gr48" draw:text-style-name="P4" draw:layer="layout" svg:width="1.356cm" svg:height="1.916cm" svg:x="31.339cm" svg:y="15.884cm">
          <draw:text-box>
            <text:p><text:span text:style-name="T2">h+1</text:span></text:p>
          </draw:text-box>
        </draw:frame>
        <draw:frame draw:style-name="gr49" draw:text-style-name="P5" draw:layer="layout" svg:width="0.94cm" svg:height="0.962cm" svg:x="26.498cm" svg:y="15.622cm">
          <draw:text-box>
            <text:p>A</text:p>
          </draw:text-box>
        </draw:frame>
        <draw:frame draw:style-name="gr49" draw:text-style-name="P5" draw:layer="layout" svg:width="0.94cm" svg:height="0.962cm" svg:x="28.241cm" svg:y="13.384cm">
          <draw:text-box>
            <text:p>B</text:p>
          </draw:text-box>
        </draw:frame>
        <draw:frame draw:style-name="gr22" draw:text-style-name="P4" draw:layer="layout" svg:width="0.788cm" svg:height="0.806cm" svg:x="27.397cm" svg:y="14.984cm">
          <draw:text-box>
            <text:p><text:span text:style-name="T2">0</text:span></text:p>
          </draw:text-box>
        </draw:frame>
        <draw:frame draw:style-name="gr22" draw:text-style-name="P4" draw:layer="layout" svg:width="0.788cm" svg:height="0.806cm" svg:x="24.395cm" svg:y="17.484cm">
          <draw:text-box>
            <text:p><text:span text:style-name="T2">h</text:span></text:p>
          </draw:text-box>
        </draw:frame>
        <draw:custom-shape draw:style-name="gr36" draw:text-style-name="P2" draw:layer="layout" svg:width="1.4cm" svg:height="0.8cm" svg:x="22.995cm" svg:y="14.8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2T14:17:33.954828175</meta:creation-date>
    <dc:date>2021-05-12T15:07:33.980370843</dc:date>
    <meta:editing-duration>PT1M26S</meta:editing-duration>
    <meta:editing-cycles>1</meta:editing-cycles>
    <meta:document-statistic meta:object-count="310"/>
    <meta:generator>LibreOffice/6.0.7.3$Linux_X86_64 LibreOffice_project/00m0$Build-3</meta:generator>
  </office:meta>
</office:document-meta>
</file>